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615d"/>
    </style:style>
    <style:style style:name="P2" style:family="paragraph" style:parent-style-name="Standard">
      <style:text-properties officeooo:rsid="000b615d" officeooo:paragraph-rsid="000b615d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0b615d"/>
    </style:style>
    <style:style style:name="P4" style:family="paragraph" style:parent-style-name="Standard">
      <style:text-properties style:text-underline-style="solid" style:text-underline-width="auto" style:text-underline-color="font-color" officeooo:rsid="000b615d" officeooo:paragraph-rsid="000b615d"/>
    </style:style>
    <style:style style:name="T1" style:family="text">
      <style:text-properties officeooo:rsid="000b615d"/>
    </style:style>
    <style:style style:name="T2" style:family="text">
      <style:text-properties officeooo:rsid="000c070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3">Auflisten der Datenbanken auf dem Server:</text:span> SHOW DATABASES;</text:p>
      <text:p text:style-name="Standard"/>
      <text:p text:style-name="Standard"><text:span text:style-name="T3">DB löschen, falls vorhanden:</text:span> DROP DATABASE IF EXISTS database;</text:p>
      <text:p text:style-name="Standard"/>
      <text:p text:style-name="Standard"><text:span text:style-name="T3">DB anlegen falls nicht vorhanden:</text:span><text:span text:style-name="T4"> </text:span>CREATE DATABASE IF NOT EXISTS database;</text:p>
      <text:p text:style-name="Standard"/>
      <text:p text:style-name="Standard"><text:span text:style-name="T3">DB auswählen:</text:span> USE database;</text:p>
      <text:p text:style-name="Standard"/>
      <text:p text:style-name="P3">Tabelle anlegen, falls noch nicht vorhanden:<text:span text:style-name="T4"> </text:span></text:p>
      <text:p text:style-name="P1"/>
      <text:p text:style-name="P1">CREATE TABLE IF NOT EXISTS table (<text:tab/></text:p>
      <text:p text:style-name="Standard"><text:tab/>name VARCHAR(20)</text:p>
      <text:p text:style-name="Standard"><text:tab/>age INT,</text:p>
      <text:p text:style-name="Standard"><text:tab/>weight DECIMAL(3,2)</text:p>
      <text:p text:style-name="Standard"><text:tab/>);</text:p>
      <text:p text:style-name="Standard"/>
      <text:p text:style-name="Standard"><text:span text:style-name="T3">Auflisten der Tabellen in der DB:</text:span> SHOW TABLES;</text:p>
      <text:p text:style-name="Standard"/>
      <text:p text:style-name="Standard"><text:span text:style-name="T3">Struktur der Tabelle anzeigen:</text:span> DESCRIBE table;</text:p>
      <text:p text:style-name="Standard"/>
      <text:p text:style-name="Standard">I<text:span text:style-name="T3">nhalte in Tabelle einfügen:</text:span> INSERT INTO table(name,age,weight) VALUES ("Günter",43,93.5);</text:p>
      <text:p text:style-name="Standard"/>
      <text:p text:style-name="P1">Anzeigen aller Spalten in der Tabelle „table“<text:tab/>: </text:p>
      <text:p text:style-name="P1"/>
      <text:p text:style-name="P1">SELECT * FROM table;</text:p>
      <text:p text:style-name="Standard"/>
      <text:p text:style-name="P3">Anzeige ausgewählter Spalten in der Tabelle „table“:<text:span text:style-name="T4"> </text:span></text:p>
      <text:p text:style-name="P1"/>
      <text:p text:style-name="P1">SELECT</text:p>
      <text:p text:style-name="P1"><text:tab/>name <text:span text:style-name="T2">AS „Wie heißt die Person?“</text:span>,<text:tab/><text:span text:style-name="T2"># „name“ mit Alias (AS)</text:span></text:p>
      <text:p text:style-name="P1"><text:tab/>ag<text:span text:style-name="T1">e</text:span> <text:span text:style-name="T2">AS Alter<text:tab/># Strings aus mehreren Worten müssen mit „“ gekennzeichnet werden.</text:span></text:p>
      <text:p text:style-name="P1">FROM table;</text:p>
      <text:p text:style-name="P1"/>
      <text:p text:style-name="P4">Anzeigen mit Filter:</text:p>
      <text:p text:style-name="P2"/>
      <text:p text:style-name="P2">SELECT * FROM table</text:p>
      <text:p text:style-name="P2">WHERE name = Günter AND age = 43</text:p>
      <text:p text:style-name="P2">ORDER BY name;</text:p>
      <text:p text:style-name="P2"/>
      <text:p text:style-name="P4">Anzeigen mit Filter, teilweise unbekanntem Namne und Sortiert:</text:p>
      <text:p text:style-name="P2"/>
      <text:p text:style-name="P2">SELECT * FROM table</text:p>
      <text:p text:style-name="P2">WHERE</text:p>
      <text:p text:style-name="P2"><text:tab/>name LIKE _ün%<text:tab/># ‘_‘ = ein unbekanntes Zeichen, ‚%‘ = beliebig viele unbekannte</text:p>
      <text:p text:style-name="P2">ORDER BY name ASC / DESC; # aufsteigend / absteigen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8T23:46:57.754558272</meta:creation-date>
    <dc:date>2021-07-19T08:59:56.115162437</dc:date>
    <meta:editing-duration>PT5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176" meta:character-count="1108" meta:non-whitespace-character-count="950"/>
  </office:meta>
</office:document-meta>
</file>